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0112ab" officeooo:paragraph-rsid="000112ab"/>
    </style:style>
    <style:style style:name="P7" style:family="paragraph" style:parent-style-name="Standard">
      <style:text-properties officeooo:rsid="000843a2" officeooo:paragraph-rsid="000843a2"/>
    </style:style>
    <style:style style:name="P8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f1a09" officeooo:paragraph-rsid="002f1a0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0b9be" officeooo:paragraph-rsid="0030b9be" style:font-weight-asian="normal" style:font-weight-complex="normal"/>
    </style:style>
    <style:style style:name="P14" style:family="paragraph" style:parent-style-name="Standard">
      <style:text-properties officeooo:paragraph-rsid="000ddbc7"/>
    </style:style>
    <style:style style:name="P15" style:family="paragraph" style:parent-style-name="Standard">
      <style:text-properties officeooo:rsid="000ddbc7" officeooo:paragraph-rsid="000ddbc7"/>
    </style:style>
    <style:style style:name="P16" style:family="paragraph" style:parent-style-name="Standard">
      <style:text-properties officeooo:rsid="000ddbc7" officeooo:paragraph-rsid="000f0a5a"/>
    </style:style>
    <style:style style:name="P17" style:family="paragraph" style:parent-style-name="Standard">
      <style:text-properties officeooo:rsid="0004df20" officeooo:paragraph-rsid="0004df20"/>
    </style:style>
    <style:style style:name="P18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19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20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21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22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23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24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25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26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27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28" style:family="paragraph" style:parent-style-name="Standard">
      <style:text-properties officeooo:rsid="00153a88" officeooo:paragraph-rsid="00153a88"/>
    </style:style>
    <style:style style:name="P29" style:family="paragraph" style:parent-style-name="Standard">
      <style:text-properties officeooo:rsid="0016766c" officeooo:paragraph-rsid="0016766c"/>
    </style:style>
    <style:style style:name="P30" style:family="paragraph" style:parent-style-name="Standard">
      <style:text-properties officeooo:rsid="0016766c" officeooo:paragraph-rsid="00169d34"/>
    </style:style>
    <style:style style:name="P31" style:family="paragraph" style:parent-style-name="Standard">
      <style:text-properties officeooo:rsid="0016c2c5" officeooo:paragraph-rsid="0016c2c5"/>
    </style:style>
    <style:style style:name="P32" style:family="paragraph" style:parent-style-name="Standard">
      <style:text-properties officeooo:rsid="001c90eb" officeooo:paragraph-rsid="001c90eb"/>
    </style:style>
    <style:style style:name="P33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34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35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36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37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38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39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40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41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42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43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44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45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46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47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48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49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50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51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52" style:family="paragraph" style:parent-style-name="Standard">
      <style:text-properties officeooo:rsid="00115251" officeooo:paragraph-rsid="00115251"/>
    </style:style>
    <style:style style:name="P53" style:family="paragraph" style:parent-style-name="Standard">
      <style:text-properties officeooo:rsid="0022d88a" officeooo:paragraph-rsid="0022d88a"/>
    </style:style>
    <style:style style:name="P54" style:family="paragraph" style:parent-style-name="Standard">
      <style:text-properties officeooo:rsid="0022d88a" officeooo:paragraph-rsid="002adc88"/>
    </style:style>
    <style:style style:name="P55" style:family="paragraph" style:parent-style-name="Standard">
      <style:text-properties officeooo:rsid="0025c024" officeooo:paragraph-rsid="0025c024"/>
    </style:style>
    <style:style style:name="P56" style:family="paragraph" style:parent-style-name="Standard">
      <style:text-properties officeooo:rsid="00269c7e" officeooo:paragraph-rsid="00269c7e"/>
    </style:style>
    <style:style style:name="P57" style:family="paragraph" style:parent-style-name="Standard">
      <style:text-properties officeooo:rsid="002aa089" officeooo:paragraph-rsid="002aa089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30b9be" officeooo:paragraph-rsid="0030b9be" style:font-weight-asian="bold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319430" officeooo:paragraph-rsid="00319430" style:font-weight-asian="bold" style:font-weight-complex="bold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32ab00" officeooo:paragraph-rsid="0032ab00" style:font-weight-asian="bold" style:font-weight-complex="bold"/>
    </style:style>
    <style:style style:name="P62" style:family="paragraph" style:parent-style-name="Standard">
      <style:text-properties style:text-underline-style="solid" style:text-underline-width="auto" style:text-underline-color="font-color" fo:font-weight="bold" officeooo:rsid="0033a3c2" officeooo:paragraph-rsid="0033a3c2" style:font-weight-asian="bold" style:font-weight-complex="bold"/>
    </style:style>
    <style:style style:name="P63" style:family="paragraph" style:parent-style-name="Standard">
      <style:text-properties style:text-underline-style="solid" style:text-underline-width="auto" style:text-underline-color="font-color" fo:font-weight="bold" officeooo:rsid="00373bda" officeooo:paragraph-rsid="00373bda" style:font-weight-asian="bold" style:font-weight-complex="bold"/>
    </style:style>
    <style:style style:name="P6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6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66" style:family="paragraph" style:parent-style-name="Standard">
      <style:text-properties style:text-underline-style="none" fo:font-weight="normal" officeooo:rsid="00319430" officeooo:paragraph-rsid="00319430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33a3c2" officeooo:paragraph-rsid="0033a3c2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37cb2c" officeooo:paragraph-rsid="0037cb2c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349ca6" officeooo:paragraph-rsid="0033ede0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2fe5af" officeooo:paragraph-rsid="00364ece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2fe5af" officeooo:paragraph-rsid="0030b9be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3927be" officeooo:paragraph-rsid="003927be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3952da" officeooo:paragraph-rsid="003952da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3a89e8" officeooo:paragraph-rsid="003a89e8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3c30d1" officeooo:paragraph-rsid="003c30d1" style:font-weight-asian="normal" style:font-weight-complex="normal"/>
    </style:style>
    <style:style style:name="P76" style:family="paragraph" style:parent-style-name="Standard">
      <style:text-properties style:text-underline-style="none" fo:font-weight="bold" officeooo:rsid="003c30d1" officeooo:paragraph-rsid="003c30d1" style:font-weight-asian="bold" style:font-weight-complex="bold"/>
    </style:style>
    <style:style style:name="P77" style:family="paragraph" style:parent-style-name="Standard">
      <style:text-properties fo:color="#008000" style:font-name="Consolas" fo:font-size="9.5pt" fo:background-color="#ffffff" style:font-size-asian="9.5pt"/>
    </style:style>
    <style:style style:name="P78" style:family="paragraph" style:parent-style-name="Standard">
      <style:text-properties fo:color="#008000" style:font-name="Consolas" fo:font-size="9.5pt" style:text-underline-style="none" fo:font-weight="bold" officeooo:rsid="0033a3c2" officeooo:paragraph-rsid="0033a3c2" fo:background-color="#ffffff" style:font-size-asian="9.5pt" style:font-weight-asian="bold" style:font-weight-complex="bold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bold" officeooo:rsid="0017a094" style:font-weight-asian="bold" style:font-weight-complex="bold"/>
    </style:style>
    <style:style style:name="T12" style:family="text">
      <style:text-properties fo:font-weight="bold" officeooo:rsid="0025c024" style:font-weight-asian="bold" style:font-weight-complex="bold"/>
    </style:style>
    <style:style style:name="T13" style:family="text">
      <style:text-properties officeooo:rsid="00169d34"/>
    </style:style>
    <style:style style:name="T14" style:family="text">
      <style:text-properties officeooo:rsid="0016c2c5"/>
    </style:style>
    <style:style style:name="T15" style:family="text">
      <style:text-properties officeooo:rsid="0017a094"/>
    </style:style>
    <style:style style:name="T16" style:family="text">
      <style:text-properties officeooo:rsid="001e9f69"/>
    </style:style>
    <style:style style:name="T17" style:family="text">
      <style:text-properties officeooo:rsid="001ecfe8"/>
    </style:style>
    <style:style style:name="T18" style:family="text">
      <style:text-properties officeooo:rsid="002379f7"/>
    </style:style>
    <style:style style:name="T19" style:family="text">
      <style:text-properties officeooo:rsid="002408ee"/>
    </style:style>
    <style:style style:name="T20" style:family="text">
      <style:text-properties officeooo:rsid="0025c024"/>
    </style:style>
    <style:style style:name="T21" style:family="text">
      <style:text-properties officeooo:rsid="002782f7"/>
    </style:style>
    <style:style style:name="T22" style:family="text">
      <style:text-properties officeooo:rsid="002adc88"/>
    </style:style>
    <style:style style:name="T23" style:family="text">
      <style:text-properties officeooo:rsid="002b81fa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fe5af" style:font-weight-asian="normal" style:font-weight-complex="normal"/>
    </style:style>
    <style:style style:name="T26" style:family="text">
      <style:text-properties style:text-underline-style="none" fo:font-weight="normal" officeooo:rsid="00373bda" style:font-weight-asian="normal" style:font-weight-complex="normal"/>
    </style:style>
    <style:style style:name="T27" style:family="text">
      <style:text-properties style:text-underline-style="none" fo:font-weight="normal" officeooo:rsid="0037cb2c" style:font-weight-asian="normal" style:font-weight-complex="normal"/>
    </style:style>
    <style:style style:name="T28" style:family="text">
      <style:text-properties fo:color="#008000" style:font-name="Consolas" fo:font-size="9.5pt" fo:background-color="#ffffff" loext:char-shading-value="0" style:font-size-asian="9.5pt"/>
    </style:style>
    <style:style style:name="T29" style:family="text">
      <style:text-properties fo:color="#008000" style:font-name="Consolas" fo:font-size="9.5pt" officeooo:rsid="00373bda" fo:background-color="#ffffff" loext:char-shading-value="0" style:font-size-asian="9.5pt"/>
    </style:style>
    <style:style style:name="T30" style:family="text">
      <style:text-properties fo:color="#008000" style:font-name="Consolas" fo:font-size="9.5pt" officeooo:rsid="0033a3c2" fo:background-color="#ffffff" loext:char-shading-value="0" style:font-size-asian="9.5pt"/>
    </style:style>
    <style:style style:name="T31" style:family="text">
      <style:text-properties fo:color="#008000" style:font-name="Consolas" fo:font-size="9.5pt" style:text-underline-style="none" fo:font-weight="normal" fo:background-color="#ffffff" loext:char-shading-value="0" style:font-size-asian="9.5pt" style:font-weight-asian="normal" style:font-weight-complex="normal"/>
    </style:style>
    <style:style style:name="T32" style:family="text">
      <style:text-properties fo:color="#008000" style:font-name="Consolas" fo:font-size="9.5pt" style:text-underline-style="none" fo:font-weight="normal" officeooo:rsid="00373bda" fo:background-color="#ffffff" loext:char-shading-value="0" style:font-size-asian="9.5pt" style:font-weight-asian="normal" style:font-weight-complex="normal"/>
    </style:style>
    <style:style style:name="T33" style:family="text">
      <style:text-properties fo:color="#000000" style:font-name="Consolas" fo:font-size="9.5pt" fo:background-color="#ffffff" loext:char-shading-value="0" style:font-size-asian="9.5pt"/>
    </style:style>
    <style:style style:name="T34" style:family="text">
      <style:text-properties fo:color="#000000" style:font-name="Consolas" fo:font-size="9.5pt" officeooo:rsid="00373bda" fo:background-color="#ffffff" loext:char-shading-value="0" style:font-size-asian="9.5pt"/>
    </style:style>
    <style:style style:name="T35" style:family="text">
      <style:text-properties fo:color="#000000" style:font-name="Consolas" fo:font-size="9.5pt" officeooo:rsid="0033a3c2" fo:background-color="#ffffff" loext:char-shading-value="0" style:font-size-asian="9.5pt"/>
    </style:style>
    <style:style style:name="T36" style:family="text">
      <style:text-properties fo:color="#000000" style:font-name="Consolas" fo:font-size="9.5pt" officeooo:rsid="003952da" fo:background-color="#ffffff" loext:char-shading-value="0" style:font-size-asian="9.5pt"/>
    </style:style>
    <style:style style:name="T37" style:family="text">
      <style:text-properties style:font-name="Consolas" fo:font-size="9.5pt" fo:background-color="#ffffff" loext:char-shading-value="0" style:font-size-asian="9.5pt"/>
    </style:style>
    <style:style style:name="T38" style:family="text">
      <style:text-properties officeooo:rsid="003a8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PCB11000_CP2102</text:p>
      <text:p text:style-name="P6"/>
      <text:p text:style-name="P6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14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17"/>
      <text:p text:style-name="P18">Reset control</text:p>
      <text:p text:style-name="P18"/>
      <text:p text:style-name="P20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20"><text:span text:style-name="T8"><text:tab/><text:tab/><text:tab/></text:span><text:span text:style-name="T9">Short keypress: <text:tab/>Change intensity</text:span></text:p>
      <text:p text:style-name="P33"><text:tab/><text:tab/><text:tab/>Long keypress: <text:tab/>Run bootloader</text:p>
      <text:p text:style-name="P34"/>
      <text:p text:style-name="P18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19">Switch<text:span text:style-name="T6"><text:tab/><text:tab/>Post User Prompt:<text:tab/></text:span><text:span text:style-name="T7">Long press:<text:tab/>Run bootloader</text:span></text:p>
      <text:p text:style-name="P36"><text:tab/><text:tab/><text:tab/><text:tab/><text:tab/>Short press:<text:tab/>Same as POR</text:p>
      <text:p text:style-name="P35"/>
      <text:p text:style-name="P21"><text:soft-page-break/>Bootloader</text:p>
      <text:p text:style-name="P28"/>
      <text:p text:style-name="P28">Load hex/text programmer at 0x7000.</text:p>
      <text:p text:style-name="P28">Load hex verification/text reader at bottom of application partition.</text:p>
      <text:p text:style-name="P52"/>
      <text:p text:style-name="P29">At p/r prompt</text:p>
      <text:p text:style-name="P29"><text:tab/>Press p to program hex, then jump to hex verification routine, them restore the p/r prompt</text:p>
      <text:p text:style-name="P29"><text:tab/><text:tab/><text:span text:style-name="T13">Could use wdtout or jump to restore p/r prompt </text:span></text:p>
      <text:p text:style-name="P29"/>
      <text:p text:style-name="P29"><text:tab/>Press t to program text, then jump to text reader, them restore the p/r prompt</text:p>
      <text:p text:style-name="P30"><text:tab/><text:tab/> <text:span text:style-name="T13">Could use wdtout or jump to restore p/r prompt</text:span></text:p>
      <text:p text:style-name="P29"/>
      <text:p text:style-name="P29"><text:tab/>Press r to jump to 0x0000.</text:p>
      <text:p text:style-name="P29"><text:tab/><text:span text:style-name="T13">If 0x0000 contains 0xFFFF jump to default apps.</text:span></text:p>
      <text:p text:style-name="P29"/>
      <text:p text:style-name="P31">Issues</text:p>
      <text:p text:style-name="P31"><text:tab/><text:span text:style-name="T15">Note: pages are erased one at a time just before they are written</text:span></text:p>
      <text:p text:style-name="P31"><text:tab/><text:span text:style-name="T15">Pressing p with erase the first page of the previous application</text:span></text:p>
      <text:p text:style-name="P31"><text:tab/><text:span text:style-name="T15">This should probably be avoided, </text:span><text:span text:style-name="T11">i.e. wait until hex file down load starts.</text:span></text:p>
      <text:p text:style-name="P22"/>
      <text:p text:style-name="P31"><text:span text:style-name="T11"><text:tab/></text:span><text:span text:style-name="T10">Bootloader must be transferred to a Studio application</text:span></text:p>
      <text:p text:style-name="P37"/>
      <text:p text:style-name="P32"><text:span text:style-name="T10">J</text:span><text:span text:style-name="T6">obs</text:span></text:p>
      <text:p text:style-name="P38"/>
      <text:p text:style-name="P38"><text:tab/>Transfer basic bootloader to Studio app.</text:p>
      <text:p text:style-name="P38"><text:tab/>Get reset op working as required.</text:p>
      <text:p text:style-name="P38"><text:tab/>Enhance bootloader to include test and <text:span text:style-name="T16">verification.</text:span></text:p>
      <text:p text:style-name="P38"/>
      <text:p text:style-name="P23">Tests</text:p>
      <text:p text:style-name="P39"/>
      <text:p text:style-name="P39">In the prototype project “Bootloader_test”:</text:p>
      <text:p text:style-name="P39"/>
      <text:p text:style-name="P39"><text:tab/>All resets take program control to location 0x7000.</text:p>
      <text:p text:style-name="P39"><text:tab/>The setup_HW macro initiates the WDT (clearing the WDRF, bit 3 of MCUSR) </text:p>
      <text:p text:style-name="P39"><text:tab/>If the POR flag is set control jumps to location 0x0000 (the User application).</text:p>
      <text:p text:style-name="P39"><text:tab/>If the EXRF is set control continues with the bootloader app. </text:p>
      <text:p text:style-name="P40"/>
      <text:p text:style-name="P24">Project CP2102_bootloader development:</text:p>
      <text:p text:style-name="P41"/>
      <text:p text:style-name="P41">For project CP2102_bootloader:</text:p>
      <text:p text:style-name="P41"><text:tab/><text:span text:style-name="T17">All resets </text:span>must <text:span text:style-name="T17">take program control to location 0x7000.</text:span></text:p>
      <text:p text:style-name="P41"><text:tab/><text:span text:style-name="T17">If the POR flag is set control </text:span>must <text:span text:style-name="T17">jump to location 0x0000 (the User application).</text:span></text:p>
      <text:p text:style-name="P41"><text:tab/></text:p>
      <text:p text:style-name="P46">All resets take control to 0x7000</text:p>
      <text:p text:style-name="P44"/>
      <text:p text:style-name="P47">Post Ext reset:<text:tab/><text:tab/>There is no external reset.</text:p>
      <text:p text:style-name="P44"/>
      <text:p text:style-name="P45">Post WDT<text:tab/>Read <text:span text:style-name="T19">WDT flag:</text:span></text:p>
      <text:p text:style-name="P45"><text:tab/><text:tab/><text:tab/><text:span text:style-name="T19">If set: will </text:span>run bootloader</text:p>
      <text:p text:style-name="P44"><text:tab/><text:tab/><text:tab/><text:span text:style-name="T19">If clear: Jump to 0x0000.</text:span></text:p>
      <text:p text:style-name="P44">Post POR<text:span text:style-name="T12">{</text:span></text:p>
      <text:p text:style-name="P42"><text:tab/><text:span text:style-name="T18">Clear PORF flag (in MCUSR)<text:tab/></text:span></text:p>
      <text:p text:style-name="P42"><text:soft-page-break/><text:tab/>Check SW1</text:p>
      <text:p text:style-name="P43"><text:tab/><text:tab/>If up:<text:tab/><text:span text:style-name="T19">Do nothing</text:span>; </text:p>
      <text:p text:style-name="P42"><text:tab/><text:tab/>If down <text:span text:style-name="T19">set WDT flag. <text:s/>(Will run bootloader.)</text:span></text:p>
      <text:p text:style-name="P42"><text:tab/><text:span text:style-name="T20">Initiate WDTout.</text:span><text:span text:style-name="T12">}</text:span></text:p>
      <text:p text:style-name="P39"><text:tab/><text:tab/></text:p>
      <text:p text:style-name="P55">Continue with bootloader</text:p>
      <text:p text:style-name="P57">At h/t/r prompt if r is pressed clear WDT flag and initiate WDTout</text:p>
      <text:p text:style-name="P56">Clear WDT flag when bootloader completes</text:p>
      <text:p text:style-name="P56">Initiate WDTout.</text:p>
      <text:p text:style-name="P56"/>
      <text:p text:style-name="P56"/>
      <text:p text:style-name="P53"/>
      <text:p text:style-name="P53"/>
      <text:p text:style-name="P53">Use of SW1 during execution of user app.</text:p>
      <text:p text:style-name="P53"><text:tab/>Jump to <text:span text:style-name="T21">pin change</text:span> ISR</text:p>
      <text:p text:style-name="P53"><text:tab/><text:tab/>Start timer</text:p>
      <text:p text:style-name="P53"><text:tab/><text:tab/><text:tab/>If short <text:span text:style-name="T21">set intensity flag.</text:span></text:p>
      <text:p text:style-name="P53"><text:tab/><text:tab/><text:tab/>If long <text:span text:style-name="T21">set WDT flag </text:span></text:p>
      <text:p text:style-name="P54"><text:tab/><text:tab/><text:span text:style-name="T22">Initiate WDTout (to reset 328 or run bootloader)</text:span></text:p>
      <text:p text:style-name="P53"/>
      <text:p text:style-name="P53"/>
      <text:p text:style-name="P25">User App setup_HW macro</text:p>
      <text:p text:style-name="P48"/>
      <text:p text:style-name="P49">Always issues a 1606 reset command and changes intensity if flag is set</text:p>
      <text:p text:style-name="P49">Issues intensity command if flag is set</text:p>
      <text:p text:style-name="P50">Reset both flags</text:p>
      <text:p text:style-name="P49"/>
      <text:p text:style-name="P27">1606 Reset</text:p>
      <text:p text:style-name="P49">POR sets intensity low</text:p>
      <text:p text:style-name="P49">Reset command: <text:s/>Issues a WDTout</text:p>
      <text:p text:style-name="P49">Intensity command is only active at this moment</text:p>
      <text:p text:style-name="P49"/>
      <text:p text:style-name="P49"/>
      <text:p text:style-name="P51">328 EEPROM</text:p>
      <text:p text:style-name="P51"/>
      <text:p text:style-name="P51">0x3FF<text:tab/><text:tab/>cal</text:p>
      <text:p text:style-name="P51">0x3FE<text:tab/><text:tab/>cal</text:p>
      <text:p text:style-name="P51">0x3FD<text:tab/><text:tab/>cal</text:p>
      <text:p text:style-name="P51">0x3FC</text:p>
      <text:p text:style-name="P51"><text:tab/>bit 0<text:tab/>WDT flag<text:tab/><text:tab/><text:tab/><text:span text:style-name="T23">1 for clear and 0 for set</text:span></text:p>
      <text:p text:style-name="P51"><text:tab/>bit 1<text:tab/>Intensity flag</text:p>
      <text:p text:style-name="P26"/>
      <text:p text:style-name="P25"/>
      <text:p text:style-name="P53"/>
      <text:p text:style-name="P53"/>
      <text:p text:style-name="P65">PCB111000_CP2102 Development log</text:p>
      <text:p text:style-name="P12"/>
      <text:p text:style-name="P12"/>
      <text:p text:style-name="P12">Starting point</text:p>
      <text:p text:style-name="P12"/>
      <text:p text:style-name="P59"><text:span text:style-name="T24">UNO driving pcb FP_display_for_UNO_V2<text:tab/><text:tab/></text:span><text:span text:style-name="T25">Everything is fine</text:span></text:p>
      <text:p text:style-name="P60"><text:span text:style-name="T25">L</text:span><text:span text:style-name="T24">oad FPN_UNO_app<text:tab/><text:tab/>Runs at 115200 Baud<text:tab/><text:tab/>OK</text:span></text:p>
      <text:p text:style-name="P66"/>
      <text:p text:style-name="P61"><text:span text:style-name="T24">Replace UNO chip with 328 loaded with Hex/text bootloader </text:span><text:span text:style-name="T25"><text:s/></text:span><text:span text:style-name="T24">(Full hex)</text:span></text:p>
      <text:p text:style-name="P67"/>
      <text:p text:style-name="P62"><text:span text:style-name="T31">Changes introduced </text:span><text:span text:style-name="T32">to FP_display_V2</text:span><text:span text:style-name="T31">: <text:s/></text:span></text:p>
      <text:p text:style-name="P77">Internal clock to 1MHz since user projects are now clocked at 8MHz not 16.</text:p>
      <text:p text:style-name="P77">Brightness settings to 1450 (definite) and 100 (say)</text:p>
      <text:p text:style-name="P77">#define display_tick<text:tab/>4000<text:tab/>to<text:tab/> #define display_tick<text:tab/>2000</text:p>
      <text:p text:style-name="P78">#define F_CPU 2000000UL<text:tab/><text:tab/>to<text:tab/><text:tab/> #define F_CPU 1000000UL</text:p>
      <text:p text:style-name="P67"/>
      <text:p text:style-name="P62"><text:span text:style-name="T24">Press and hold vertical sw at PO</text:span><text:span text:style-name="T26">R</text:span><text:span text:style-name="T24"> to start bootloader</text:span></text:p>
      <text:p text:style-name="P63"><text:span text:style-name="T24">Switch also controls intensity </text:span><text:span text:style-name="T27">but not reset</text:span></text:p>
      <text:p text:style-name="P68">Run Use_projects \Floating_point_numbers All OK</text:p>
      <text:p text:style-name="P69"/>
      <text:p text:style-name="P69"/>
      <text:p text:style-name="P72">Replace <text:span text:style-name="T34">FP_display_V2</text:span><text:span text:style-name="T35">: </text:span><text:span text:style-name="T33">with CP2102_miniOS<text:tab/><text:tab/></text:span><text:span text:style-name="T36">Works OK with UNO template</text:span></text:p>
      <text:p text:style-name="P73">Replace UNO_template_V2 <text:span text:style-name="T38">with CP2102_UPDI_Programmer</text:span></text:p>
      <text:p text:style-name="P73"><text:tab/><text:span text:style-name="T38">Works OK with <text:tab/>FP_numbers</text:span></text:p>
      <text:p text:style-name="P73"><text:tab/><text:tab/><text:tab/><text:tab/><text:span text:style-name="T38">Proj_1A1</text:span></text:p>
      <text:p text:style-name="P74"><text:tab/><text:tab/><text:tab/><text:tab/>Proj_2C1</text:p>
      <text:p text:style-name="P74"/>
      <text:p text:style-name="P74"/>
      <text:p text:style-name="P76">Version control</text:p>
      <text:p text:style-name="P76"/>
      <text:p text:style-name="P75">Github\PCB111000_CP2102\CP2102_bootloader\Full_hex.h used throughout</text:p>
      <text:p text:style-name="P75"><text:span text:style-name="T28">Use it to put </text:span></text:p>
      <text:p text:style-name="P72"><text:span text:style-name="T28"/></text:p>
      <text:p text:style-name="P70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58"><text:span text:style-name="T25">C</text:span><text:span text:style-name="T24">ompare UNO template programmer with UPDI programmer:</text:span></text:p>
      <text:p text:style-name="P13"/>
      <text:p text:style-name="P13">OSCCFG fuse</text:p>
      <text:p text:style-name="P13">Template is 0x01<text:tab/><text:tab/><text:tab/><text:tab/>Target will run at 16MHz</text:p>
      <text:p text:style-name="P13">UPDI programmer is 0x7E<text:tab/><text:tab/><text:tab/>Target will run at 20MHz</text:p>
      <text:p text:style-name="P13">Note: Unused bits can be either zero or one</text:p>
      <text:p text:style-name="P64"/>
      <text:p text:style-name="P64"/>
      <text:p text:style-name="P64"/>
      <text:p text:style-name="P64">Bug reports</text:p>
      <text:p text:style-name="P8"/>
      <text:p text:style-name="P8"/>
      <text:p text:style-name="P8"><text:span text:style-name="T3">1<text:tab/></text:span><text:span text:style-name="T4">See subroutine “ send_int_num()”</text:span> in </text:p>
      <text:p text:style-name="P8">UNO_template_V2\Resources_Template_V2\One_wire_transactions</text:p>
      <text:p text:style-name="P8"/>
      <text:p text:style-name="P8">void send_int_num(long num){</text:p>
      <text:p text:style-name="P8">One_wire_Tx_char = 'C'; <text:tab/><text:tab/> </text:p>
      <text:p text:style-name="P8">UART_Tx_1_wire();</text:p>
      <text:p text:style-name="P8">for(int m = 0; m &lt;= 3; m++){</text:p>
      <text:p text:style-name="P8">One_wire_Tx_char = Long_Num_to_UNO &gt;&gt; (8 * (3 - m)); </text:p>
      <text:p text:style-name="P9">UART_Tx_1_wire();}}</text:p>
      <text:p text:style-name="P9"/>
      <text:p text:style-name="P10">This should be</text:p>
      <text:p text:style-name="P9">void send_int_num(long num){</text:p>
      <text:p text:style-name="P9">One_wire_Tx_char = 'C'; </text:p>
      <text:p text:style-name="P9">UART_Tx_1_wire();</text:p>
      <text:p text:style-name="P9">for(int m = 0; m &lt;= 3; m++){</text:p>
      <text:p text:style-name="P9">One_wire_Tx_char = num &gt;&gt; (8 * (3 - m));</text:p>
      <text:p text:style-name="P9">UART_Tx_1_wire();}}<text:tab/><text:tab/><text:tab/><text:tab/></text:p>
      <text:p text:style-name="P9"/>
      <text:p text:style-name="P9"/>
      <text:p text:style-name="P9"/>
      <text:p text:style-name="P9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9"/>
      <text:p text:style-name="P11">See section </text:p>
      <text:p text:style-name="P14">UNO_AVR_ programmer Hard Ware:</text:p>
      <text:p text:style-name="P15">UNO <text:span text:style-name="T3">T</text:span>x pin should be connected to Atmega168 pin 3 (USART TXD) and </text:p>
      <text:p text:style-name="P16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0-16T13:27:39.598000000</dc:date>
    <meta:editing-duration>PT2H33M20S</meta:editing-duration>
    <meta:editing-cycles>25</meta:editing-cycles>
    <meta:generator>LibreOffice/6.2.8.2$Windows_X86_64 LibreOffice_project/f82ddfca21ebc1e222a662a32b25c0c9d20169ee</meta:generator>
    <meta:document-statistic meta:table-count="1" meta:image-count="0" meta:object-count="0" meta:page-count="8" meta:paragraph-count="204" meta:word-count="806" meta:character-count="4737" meta:non-whitespace-character-count="4011"/>
  </office:meta>
</office:document-meta>
</file>